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quencer.setCapacity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.send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equencer.sendSync( List &lt; MessageExchange &gt; ex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equencer.process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equencer.setComparator( SequenceElementComparator &lt; MessageExchange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.processAsync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equencer.Resequen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equencer.processMessage( MessageExchange sourc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quencer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